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074bf" officeooo:paragraph-rsid="001074bf"/>
    </style:style>
    <style:style style:name="P2" style:family="paragraph" style:parent-style-name="Standard">
      <style:text-properties officeooo:rsid="001074bf" officeooo:paragraph-rsid="0047b3c5"/>
    </style:style>
    <style:style style:name="P3" style:family="paragraph" style:parent-style-name="Standard">
      <style:text-properties officeooo:rsid="00107c20" officeooo:paragraph-rsid="00107c20"/>
    </style:style>
    <style:style style:name="P4" style:family="paragraph" style:parent-style-name="Standard">
      <style:text-properties officeooo:rsid="00119702" officeooo:paragraph-rsid="00119702"/>
    </style:style>
    <style:style style:name="P5" style:family="paragraph" style:parent-style-name="Standard">
      <style:text-properties officeooo:rsid="00119702" officeooo:paragraph-rsid="0011cb99"/>
    </style:style>
    <style:style style:name="P6" style:family="paragraph" style:parent-style-name="Standard">
      <style:text-properties officeooo:rsid="00119702" officeooo:paragraph-rsid="0012a354"/>
    </style:style>
    <style:style style:name="P7" style:family="paragraph" style:parent-style-name="Standard">
      <style:text-properties officeooo:rsid="00119702" officeooo:paragraph-rsid="0013b59a"/>
    </style:style>
    <style:style style:name="P8" style:family="paragraph" style:parent-style-name="Standard">
      <style:text-properties officeooo:rsid="00119702" officeooo:paragraph-rsid="0016e639"/>
    </style:style>
    <style:style style:name="P9" style:family="paragraph" style:parent-style-name="Standard">
      <style:paragraph-properties fo:text-align="center" style:justify-single-word="false"/>
      <style:text-properties officeooo:rsid="00119702" officeooo:paragraph-rsid="0016e639"/>
    </style:style>
    <style:style style:name="P10" style:family="paragraph" style:parent-style-name="Standard">
      <style:text-properties officeooo:rsid="00119702" officeooo:paragraph-rsid="002e8604"/>
    </style:style>
    <style:style style:name="P11" style:family="paragraph" style:parent-style-name="Standard">
      <style:text-properties officeooo:rsid="00119702" officeooo:paragraph-rsid="003b95ed"/>
    </style:style>
    <style:style style:name="P12" style:family="paragraph" style:parent-style-name="Standard">
      <style:text-properties officeooo:rsid="00119702" officeooo:paragraph-rsid="003d8324"/>
    </style:style>
    <style:style style:name="P13" style:family="paragraph" style:parent-style-name="Standard">
      <style:text-properties officeooo:rsid="00119702" officeooo:paragraph-rsid="0043a38c"/>
    </style:style>
    <style:style style:name="P14" style:family="paragraph" style:parent-style-name="Standard">
      <style:text-properties fo:color="#c9211e" officeooo:rsid="001074bf" officeooo:paragraph-rsid="001074bf"/>
    </style:style>
    <style:style style:name="P15" style:family="paragraph" style:parent-style-name="Standard">
      <style:text-properties fo:color="#c9211e" officeooo:rsid="00107c20" officeooo:paragraph-rsid="00107c20"/>
    </style:style>
    <style:style style:name="P16" style:family="paragraph" style:parent-style-name="Standard">
      <style:text-properties fo:color="#c9211e" officeooo:rsid="00119702" officeooo:paragraph-rsid="0013b59a"/>
    </style:style>
    <style:style style:name="P17" style:family="paragraph" style:parent-style-name="Standard">
      <style:text-properties fo:color="#c9211e" officeooo:rsid="00119702" officeooo:paragraph-rsid="002ccd5b"/>
    </style:style>
    <style:style style:name="P18" style:family="paragraph" style:parent-style-name="Standard">
      <style:text-properties fo:color="#c9211e" officeooo:rsid="00119702" officeooo:paragraph-rsid="003179df"/>
    </style:style>
    <style:style style:name="P19" style:family="paragraph" style:parent-style-name="Standard">
      <style:text-properties fo:color="#c9211e" officeooo:rsid="00119702" officeooo:paragraph-rsid="003289f5"/>
    </style:style>
    <style:style style:name="P20" style:family="paragraph" style:parent-style-name="Standard">
      <style:text-properties fo:color="#c9211e" officeooo:rsid="00119702" officeooo:paragraph-rsid="00358471"/>
    </style:style>
    <style:style style:name="P21" style:family="paragraph" style:parent-style-name="Standard">
      <style:text-properties officeooo:paragraph-rsid="00233594"/>
    </style:style>
    <style:style style:name="P22" style:family="paragraph" style:parent-style-name="Standard">
      <style:text-properties officeooo:paragraph-rsid="004b2a1d"/>
    </style:style>
    <style:style style:name="T1" style:family="text">
      <style:text-properties officeooo:rsid="001074bf"/>
    </style:style>
    <style:style style:name="T2" style:family="text">
      <style:text-properties officeooo:rsid="00119702"/>
    </style:style>
    <style:style style:name="T3" style:family="text">
      <style:text-properties officeooo:rsid="0011cb99"/>
    </style:style>
    <style:style style:name="T4" style:family="text">
      <style:text-properties officeooo:rsid="0012a354"/>
    </style:style>
    <style:style style:name="T5" style:family="text">
      <style:text-properties officeooo:rsid="0013b59a"/>
    </style:style>
    <style:style style:name="T6" style:family="text">
      <style:text-properties officeooo:rsid="0016e639"/>
    </style:style>
    <style:style style:name="T7" style:family="text">
      <style:text-properties officeooo:rsid="001c95c3"/>
    </style:style>
    <style:style style:name="T8" style:family="text">
      <style:text-properties officeooo:rsid="001ca24f"/>
    </style:style>
    <style:style style:name="T9" style:family="text">
      <style:text-properties officeooo:rsid="0026010b"/>
    </style:style>
    <style:style style:name="T10" style:family="text">
      <style:text-properties officeooo:rsid="002bd5f7"/>
    </style:style>
    <style:style style:name="T11" style:family="text">
      <style:text-properties officeooo:rsid="00306d0c"/>
    </style:style>
    <style:style style:name="T12" style:family="text">
      <style:text-properties officeooo:rsid="003289f5"/>
    </style:style>
    <style:style style:name="T13" style:family="text">
      <style:text-properties officeooo:rsid="00367528"/>
    </style:style>
    <style:style style:name="T14" style:family="text">
      <style:text-properties officeooo:rsid="003b95ed"/>
    </style:style>
    <style:style style:name="T15" style:family="text">
      <style:text-properties fo:color="#c9211e"/>
    </style:style>
    <style:style style:name="T16" style:family="text">
      <style:text-properties fo:color="#c9211e" officeooo:rsid="001074bf"/>
    </style:style>
    <style:style style:name="T17" style:family="text">
      <style:text-properties fo:color="#c9211e" officeooo:rsid="0012a354"/>
    </style:style>
    <style:style style:name="T18" style:family="text">
      <style:text-properties officeooo:rsid="0040ebd1"/>
    </style:style>
    <style:style style:name="T19" style:family="text">
      <style:text-properties officeooo:rsid="0043032f"/>
    </style:style>
    <style:style style:name="T20" style:family="text">
      <style:text-properties officeooo:rsid="0043a38c"/>
    </style:style>
    <style:style style:name="T21" style:family="text">
      <style:text-properties officeooo:rsid="004bd13d"/>
    </style:style>
    <style:style style:name="T22" style:family="text">
      <style:text-properties officeooo:rsid="004ce433"/>
    </style:style>
    <style:style style:name="T23" style:family="text">
      <style:text-properties officeooo:rsid="0055cd47"/>
    </style:style>
    <style:style style:name="T24" style:family="text">
      <style:text-properties officeooo:rsid="00573e5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(1)Create database Library command <text:span text:style-name="T2">is </text:span>given below:</text:p>
      <text:p text:style-name="P1"/>
      <text:p text:style-name="P1">create database Library;</text:p>
      <text:p text:style-name="P1">use Library;</text:p>
      <text:p text:style-name="P1"/>
      <text:p text:style-name="P1"/>
      <text:p text:style-name="P14">(2) Create table Book command <text:span text:style-name="T2">is </text:span>given below: <text:s/><text:span text:style-name="T7">updated 17/10/2020 </text:span></text:p>
      <text:p text:style-name="P1"/>
      <text:p text:style-name="P2">create table Book(Bname varchar(50) not null,Bid integer auto_increment primary key,Author varchar(50),<text:span text:style-name="T8">Rating float,Subject_name varchar(30),Cname varchar(30),Thumbnail MEDIUMBLOB</text:span>);</text:p>
      <text:p text:style-name="P1"/>
      <text:p text:style-name="P3"/>
      <text:p text:style-name="P15">(3)<text:span text:style-name="T1">Create table Student command is given below: updated 17/10/2020</text:span></text:p>
      <text:p text:style-name="P3"/>
      <text:p text:style-name="P21">create table Student(Sname varchar(40) not null,Regno varchar(1<text:span text:style-name="T10">5</text:span>) primary key,Password varchar(15) not null, Phone varchar(10),Email varchar(35),Batch varchar(1<text:span text:style-name="T21">5</text:span>), DOB date, Fine float, <text:span text:style-name="T18">Course</text:span> varchar(<text:span text:style-name="T22">30</text:span>), is_restricted varchar(3) DEFAULT 'no' check(is_restricted='yes' OR is_restricted='no'));</text:p>
      <text:p text:style-name="P3"/>
      <text:p text:style-name="P4"/>
      <text:p text:style-name="P20">(4)<text:span text:style-name="T1">Create table Subject command </text:span>is <text:span text:style-name="T1">given below: updated 17/10/2020</text:span></text:p>
      <text:p text:style-name="P4"/>
      <text:p text:style-name="P22"><text:span text:style-name="T2">create table </text:span>Subject<text:span text:style-name="T2">(Subject_name varchar(30) primary key);</text:span></text:p>
      <text:p text:style-name="P4"/>
      <text:p text:style-name="P4"/>
      <text:p text:style-name="P20">(<text:span text:style-name="T3">5</text:span>)<text:span text:style-name="T1">Create table Category command </text:span>is <text:span text:style-name="T1">given below: updated 17/10/2020</text:span></text:p>
      <text:p text:style-name="P5"/>
      <text:p text:style-name="P13">create table Category(Cname varchar(<text:span text:style-name="T20">3</text:span>0) primary key, S<text:span text:style-name="T19">ubject</text:span>_name varchar(<text:span text:style-name="T20">3</text:span>0));</text:p>
      <text:p text:style-name="P5"/>
      <text:p text:style-name="P5"/>
      <text:p text:style-name="P19">(<text:span text:style-name="T3">6</text:span>)<text:span text:style-name="T1">Create table Admin command </text:span>is <text:span text:style-name="T1">given below: updated 16/10/2020</text:span></text:p>
      <text:p text:style-name="P5"/>
      <text:p text:style-name="P5">create table Admin(Aname varchar(30) not null, Aid varchar(<text:span text:style-name="T12">2</text:span>0) primary key, password varchar(15) not null, Email varchar(35));</text:p>
      <text:p text:style-name="P5"/>
      <text:p text:style-name="P5"/>
      <text:p text:style-name="P12"><text:span text:style-name="T15">(</text:span><text:span text:style-name="T17">7</text:span><text:span text:style-name="T15">)</text:span><text:span text:style-name="T16">Create table SubBook command </text:span><text:span text:style-name="T15">is </text:span><text:span text:style-name="T16">given below:</text:span><text:span text:style-name="T1"> </text:span><text:span text:style-name="T16">updated 16/10/2020</text:span></text:p>
      <text:p text:style-name="P6"/>
      <text:p text:style-name="P11">create table SubBook(Bid integer, Sub_bid integer auto_increment primary key, <text:span text:style-name="T14">is_available varchar(3) DEFAULT 'yes' check(is_available='yes' OR is_available='no'</text:span>);</text:p>
      <text:p text:style-name="P6"/>
      <text:p text:style-name="P6"/>
      <text:p text:style-name="P18">(<text:span text:style-name="T4">8</text:span>)<text:span text:style-name="T1">Create table Borrow command </text:span>is <text:span text:style-name="T1">given below: updated 16/10/2020</text:span></text:p>
      <text:p text:style-name="P6"/>
      <text:p text:style-name="P6">create table Borrow(Sub_bid integer not null, Borrow_id integer auto_increment primary key, <text:span text:style-name="T5">A</text:span>pproved_date date not null, Student_regno varchar(1<text:span text:style-name="T11">5</text:span>) not null);</text:p>
      <text:p text:style-name="P6"/>
      <text:p text:style-name="P6"/>
      <text:p text:style-name="P16">(<text:span text:style-name="T5">9</text:span>)<text:span text:style-name="T1">Create table Return_book command </text:span>is <text:span text:style-name="T1">given below: updated 16/10/2020</text:span></text:p>
      <text:p text:style-name="P7"/>
      <text:p text:style-name="P10"><text:soft-page-break/>create table Return_book(Sub_bid integer not null, Student_regno varchar(1<text:span text:style-name="T10">5</text:span>) not null, Return_date date not null, Borrow_<text:span text:style-name="T9">id</text:span> integer <text:span text:style-name="T13">primary key</text:span>, <text:span text:style-name="T5">A</text:span>pproved_date date not null);</text:p>
      <text:p text:style-name="P7"/>
      <text:p text:style-name="P6"/>
      <text:p text:style-name="P17">(<text:span text:style-name="T6">10</text:span>)<text:span text:style-name="T1">Create table Book_request command </text:span>is <text:span text:style-name="T1">given below: updated 15/10/2020</text:span></text:p>
      <text:p text:style-name="P8"/>
      <text:p text:style-name="P8">create table Book_request(<text:span text:style-name="T24">B</text:span>id integer not null, Student_regno varchar(1<text:span text:style-name="T10">5</text:span>) not null, Date date not null);</text:p>
      <text:p text:style-name="P8"/>
      <text:p text:style-name="P8"/>
      <text:p text:style-name="P17">(<text:span text:style-name="T6">11</text:span>)<text:span text:style-name="T1">Create table Favorite_book command </text:span>is <text:span text:style-name="T1">given below: updated 20/10/2020</text:span></text:p>
      <text:p text:style-name="P8"/>
      <text:p text:style-name="P8">create table Favorite_book(<text:span text:style-name="T23">B</text:span>id integer not null, Student_regno varchar(1<text:span text:style-name="T10">5</text:span>) not null);</text:p>
      <text:p text:style-name="P8"/>
      <text:p text:style-name="P8"/>
      <text:p text:style-name="P9"/>
      <text:p text:style-name="P9"/>
      <text:p text:style-name="P9">* * * * *</text:p>
      <text:p text:style-name="P8"/>
      <text:p text:style-name="P8"/>
      <text:p text:style-name="P8"/>
      <text:p text:style-name="P8"/>
      <text:p text:style-name="P6"/>
      <text:p text:style-name="P6"/>
      <text:p text:style-name="P6"/>
      <text:p text:style-name="P6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IN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N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14T22:07:08.517000000</meta:creation-date>
    <dc:date>2020-10-20T10:33:40.283000000</dc:date>
    <meta:editing-duration>PT3H28M53S</meta:editing-duration>
    <meta:editing-cycles>43</meta:editing-cycles>
    <meta:generator>Real_Office/6.2.3.2$Windows_x86 LibreOffice_project/b40a93cffb3080b9876e40c60e03703e9bd35612</meta:generator>
    <meta:document-statistic meta:table-count="0" meta:image-count="0" meta:object-count="0" meta:page-count="2" meta:paragraph-count="24" meta:word-count="263" meta:character-count="2192" meta:non-whitespace-character-count="1951"/>
  </office:meta>
</office:document-meta>
</file>